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float" office:value="189668696" calcext:value-type="float">
            <text:p>189668696</text:p>
          </table:table-cell>
          <table:table-cell table:formula="of:=[.A1]/4" office:value-type="float" office:value="47417174" calcext:value-type="float">
            <text:p>47417174</text:p>
          </table:table-cell>
          <table:table-cell table:formula="of:=[.$B$1]/[.K1]" office:value-type="float" office:value="11854293.5" calcext:value-type="float">
            <text:p>11854293,5</text:p>
          </table:table-cell>
          <table:table-cell table:formula="of:=MOD([.$B$1];[.K1])" office:value-type="float" office:value="2" calcext:value-type="float">
            <text:p>2</text:p>
          </table:table-cell>
          <table:table-cell table:formula="of:=INT([.C1])" office:value-type="float" office:value="11854293" calcext:value-type="float">
            <text:p>11854293</text:p>
          </table:table-cell>
          <table:table-cell table:formula="of:=[.E1]*[.K1]+[.D1]" office:value-type="float" office:value="47417174" calcext:value-type="float">
            <text:p>4741717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[.$B$1]/[.K2]" office:value-type="float" office:value="5927146.75" calcext:value-type="float">
            <text:p>5927146,75</text:p>
          </table:table-cell>
          <table:table-cell table:formula="of:=MOD([.$B$1];[.K2])" office:value-type="float" office:value="6" calcext:value-type="float">
            <text:p>6</text:p>
          </table:table-cell>
          <table:table-cell table:formula="of:=INT([.C2])" office:value-type="float" office:value="5927146" calcext:value-type="float">
            <text:p>5927146</text:p>
          </table:table-cell>
          <table:table-cell table:formula="of:=[.E2]*[.K2]+[.D2]" office:value-type="float" office:value="47417174" calcext:value-type="float">
            <text:p>47417174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formula="of:=[.$B$1]/[.K3]" office:value-type="float" office:value="3951431.16666667" calcext:value-type="float">
            <text:p>3951431,16666667</text:p>
          </table:table-cell>
          <table:table-cell table:formula="of:=MOD([.$B$1];[.K3])" office:value-type="float" office:value="2" calcext:value-type="float">
            <text:p>2</text:p>
          </table:table-cell>
          <table:table-cell table:formula="of:=INT([.C3])" office:value-type="float" office:value="3951431" calcext:value-type="float">
            <text:p>3951431</text:p>
          </table:table-cell>
          <table:table-cell table:formula="of:=[.E3]*[.K3]+[.D3]" office:value-type="float" office:value="47417174" calcext:value-type="float">
            <text:p>47417174</text:p>
          </table:table-cell>
          <table:table-cell table:number-columns-repeated="4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formula="of:=[.$B$1]/[.K4]" office:value-type="float" office:value="2963573.375" calcext:value-type="float">
            <text:p>2963573,375</text:p>
          </table:table-cell>
          <table:table-cell table:formula="of:=MOD([.$B$1];[.K4])" office:value-type="float" office:value="6" calcext:value-type="float">
            <text:p>6</text:p>
          </table:table-cell>
          <table:table-cell table:formula="of:=INT([.C4])" office:value-type="float" office:value="2963573" calcext:value-type="float">
            <text:p>2963573</text:p>
          </table:table-cell>
          <table:table-cell table:formula="of:=[.E4]*[.K4]+[.D4]" office:value-type="float" office:value="47417174" calcext:value-type="float">
            <text:p>47417174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formula="of:=[.$B$1]/[.K5]" office:value-type="float" office:value="2370858.7" calcext:value-type="float">
            <text:p>2370858,7</text:p>
          </table:table-cell>
          <table:table-cell table:formula="of:=MOD([.$B$1];[.K5])" office:value-type="float" office:value="14" calcext:value-type="float">
            <text:p>14</text:p>
          </table:table-cell>
          <table:table-cell table:formula="of:=INT([.C5])" office:value-type="float" office:value="2370858" calcext:value-type="float">
            <text:p>2370858</text:p>
          </table:table-cell>
          <table:table-cell table:formula="of:=[.E5]*[.K5]+[.D5]" office:value-type="float" office:value="47417174" calcext:value-type="float">
            <text:p>47417174</text:p>
          </table:table-cell>
          <table:table-cell table:number-columns-repeated="4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formula="of:=[.$B$1]/[.K6]" office:value-type="float" office:value="1975715.58333333" calcext:value-type="float">
            <text:p>1975715,58333333</text:p>
          </table:table-cell>
          <table:table-cell table:formula="of:=MOD([.$B$1];[.K6])" office:value-type="float" office:value="14" calcext:value-type="float">
            <text:p>14</text:p>
          </table:table-cell>
          <table:table-cell table:formula="of:=INT([.C6])" office:value-type="float" office:value="1975715" calcext:value-type="float">
            <text:p>1975715</text:p>
          </table:table-cell>
          <table:table-cell table:formula="of:=[.E6]*[.K6]+[.D6]" office:value-type="float" office:value="47417174" calcext:value-type="float">
            <text:p>47417174</text:p>
          </table:table-cell>
          <table:table-cell table:number-columns-repeated="4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table:formula="of:=[.$B$1]/[.K7]" office:value-type="float" office:value="1693470.5" calcext:value-type="float">
            <text:p>1693470,5</text:p>
          </table:table-cell>
          <table:table-cell table:formula="of:=MOD([.$B$1];[.K7])" office:value-type="float" office:value="14" calcext:value-type="float">
            <text:p>14</text:p>
          </table:table-cell>
          <table:table-cell table:formula="of:=INT([.C7])" office:value-type="float" office:value="1693470" calcext:value-type="float">
            <text:p>1693470</text:p>
          </table:table-cell>
          <table:table-cell table:formula="of:=[.E7]*[.K7]+[.D7]" office:value-type="float" office:value="47417174" calcext:value-type="float">
            <text:p>47417174</text:p>
          </table:table-cell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table:formula="of:=[.$B$1]/[.K8]" office:value-type="float" office:value="1481786.6875" calcext:value-type="float">
            <text:p>1481786,6875</text:p>
          </table:table-cell>
          <table:table-cell table:formula="of:=MOD([.$B$1];[.K8])" office:value-type="float" office:value="22" calcext:value-type="float">
            <text:p>22</text:p>
          </table:table-cell>
          <table:table-cell table:formula="of:=INT([.C8])" office:value-type="float" office:value="1481786" calcext:value-type="float">
            <text:p>1481786</text:p>
          </table:table-cell>
          <table:table-cell table:formula="of:=[.E8]*[.K8]+[.D8]" office:value-type="float" office:value="47417174" calcext:value-type="float">
            <text:p>47417174</text:p>
          </table:table-cell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float" office:value="5927144" calcext:value-type="float">
            <text:p>5927144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.00.0000</text:date>, <text:time style:data-style-name="N2" text:time-value="19:46:26.7500082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7:49:04.644157042</meta:creation-date>
    <dc:date>2019-05-08T20:10:53.822840496</dc:date>
    <meta:editing-duration>PT38M22S</meta:editing-duration>
    <meta:editing-cycles>2</meta:editing-cycles>
    <meta:generator>LibreOffice/6.1.5.2$Linux_X86_64 LibreOffice_project/10$Build-2</meta:generator>
    <meta:document-statistic meta:table-count="1" meta:cell-count="43" meta:object-count="0"/>
  </office:meta>
</office:document-meta>
</file>